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ro1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16383"/>
        <table:table-row table:style-name="ro1">
          <table:table-cell table:style-name="ce1"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 table:number-rows-repeated="104846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09:58.346750402</meta:creation-date>
    <dc:date>2023-12-08T20:11:48.627732846</dc:date>
    <meta:editing-duration>PT1M50S</meta:editing-duration>
    <meta:editing-cycles>1</meta:editing-cycles>
    <meta:document-statistic meta:table-count="1" meta:cell-count="108" meta:object-count="0"/>
    <meta:generator>LibreOffice/7.5.8.2$Linux_X86_64 LibreOffice_project/50$Build-2</meta:generator>
  </office:meta>
</office:document-meta>
</file>